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6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eturn First</text:p>
          </table:table-cell>
          <table:table-cell table:style-name="Default"/>
          <table:table-cell/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style-name="ce1" office:value-type="float" office:value="1000" calcext:value-type="float">
            <text:p>1000</text:p>
          </table:table-cell>
          <table:table-cell table:style-name="Default" table:number-columns-repeated="2"/>
          <table:table-cell table:style-name="ce1" office:value-type="float" office:value="10000" calcext:value-type="float">
            <text:p>10000</text:p>
          </table:table-cell>
          <table:table-cell table:style-name="Default"/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2" office:value-type="float" office:value="0.000014" calcext:value-type="float">
            <text:p>1.4E-05</text:p>
          </table:table-cell>
          <table:table-cell table:style-name="ce4" office:value-type="float" office:value="0.000016" calcext:value-type="float">
            <text:p>1.6E-05</text:p>
          </table:table-cell>
          <table:table-cell table:style-name="ce2" office:value-type="float" office:value="0.000015" calcext:value-type="float">
            <text:p>1.5E-05</text:p>
          </table:table-cell>
          <table:table-cell table:style-name="ce4" office:value-type="float" office:value="0.000024" calcext:value-type="float">
            <text:p>2.4E-05</text:p>
          </table:table-cell>
          <table:table-cell table:style-name="ce4" office:value-type="float" office:value="0.000018" calcext:value-type="float">
            <text:p>1.8E-05</text:p>
          </table:table-cell>
          <table:table-cell table:style-name="ce4" office:value-type="float" office:value="0.000028" calcext:value-type="float">
            <text:p>2.8E-05</text:p>
          </table:table-cell>
          <table:table-cell table:style-name="ce4" office:value-type="float" office:value="0.000051" calcext:value-type="float">
            <text:p>5.1E-05</text:p>
          </table:table-cell>
          <table:table-cell table:style-name="ce4" office:value-type="float" office:value="0.000053" calcext:value-type="float">
            <text:p>5.3E-05</text:p>
          </table:table-cell>
          <table:table-cell table:style-name="ce4" office:value-type="float" office:value="0.000052" calcext:value-type="float">
            <text:p>5.2E-05</text:p>
          </table:table-cell>
          <table:table-cell table:style-name="ce4" office:value-type="float" office:value="0.000346" calcext:value-type="float">
            <text:p>0.000346</text:p>
          </table:table-cell>
          <table:table-cell table:number-columns-repeated="2" table:style-name="ce4" office:value-type="float" office:value="0.000326" calcext:value-type="float">
            <text:p>0.000326</text:p>
          </table:table-cell>
          <table:table-cell table:style-name="ce8" office:value-type="float" office:value="0.002408" calcext:value-type="float">
            <text:p>0.002408</text:p>
          </table:table-cell>
          <table:table-cell table:style-name="ce8" office:value-type="float" office:value="0.002407" calcext:value-type="float">
            <text:p>0.002407</text:p>
          </table:table-cell>
          <table:table-cell table:style-name="ce8" office:value-type="float" office:value="0.002353" calcext:value-type="float">
            <text:p>0.00235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table:style-name="ce3" office:value-type="float" office:value="0.000074" calcext:value-type="float">
            <text:p>7.4E-05</text:p>
          </table:table-cell>
          <table:table-cell table:style-name="ce3" office:value-type="float" office:value="0.000075" calcext:value-type="float">
            <text:p>7.5E-05</text:p>
          </table:table-cell>
          <table:table-cell office:value-type="float" office:value="0.000173" calcext:value-type="float">
            <text:p>0.000173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8" calcext:value-type="float">
            <text:p>8E-05</text:p>
          </table:table-cell>
          <table:table-cell table:number-columns-repeated="2" office:value-type="float" office:value="0.000153" calcext:value-type="float">
            <text:p>0.000153</text:p>
          </table:table-cell>
          <table:table-cell office:value-type="float" office:value="0.000165" calcext:value-type="float">
            <text:p>0.000165</text:p>
          </table:table-cell>
          <table:table-cell table:style-name="ce3" office:value-type="float" office:value="0.000439" calcext:value-type="float">
            <text:p>0.000439</text:p>
          </table:table-cell>
          <table:table-cell table:number-columns-repeated="2" table:style-name="ce3" office:value-type="float" office:value="0.000424" calcext:value-type="float">
            <text:p>0.000424</text:p>
          </table:table-cell>
          <table:table-cell table:style-name="ce3" office:value-type="float" office:value="0.003131" calcext:value-type="float">
            <text:p>0.003131</text:p>
          </table:table-cell>
          <table:table-cell table:style-name="ce3" office:value-type="float" office:value="0.003144" calcext:value-type="float">
            <text:p>0.003144</text:p>
          </table:table-cell>
          <table:table-cell table:style-name="ce3" office:value-type="float" office:value="0.00324" calcext:value-type="float">
            <text:p>0.003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00099" calcext:value-type="float">
            <text:p>9.9E-05</text:p>
          </table:table-cell>
          <table:table-cell table:style-name="ce3" office:value-type="float" office:value="0.000224" calcext:value-type="float">
            <text:p>0.000224</text:p>
          </table:table-cell>
          <table:table-cell table:style-name="ce3" office:value-type="float" office:value="0.00014" calcext:value-type="float">
            <text:p>0.00014</text:p>
          </table:table-cell>
          <table:table-cell office:value-type="float" office:value="0.000174" calcext:value-type="float">
            <text:p>0.000174</text:p>
          </table:table-cell>
          <table:table-cell office:value-type="float" office:value="0.00013" calcext:value-type="float">
            <text:p>0.00013</text:p>
          </table:table-cell>
          <table:table-cell office:value-type="float" office:value="0.000435" calcext:value-type="float">
            <text:p>0.000435</text:p>
          </table:table-cell>
          <table:table-cell office:value-type="float" office:value="0.00023" calcext:value-type="float">
            <text:p>0.00023</text:p>
          </table:table-cell>
          <table:table-cell office:value-type="float" office:value="0.000227" calcext:value-type="float">
            <text:p>0.000227</text:p>
          </table:table-cell>
          <table:table-cell office:value-type="float" office:value="0.000254" calcext:value-type="float">
            <text:p>0.000254</text:p>
          </table:table-cell>
          <table:table-cell table:style-name="ce3" office:value-type="float" office:value="0.000542" calcext:value-type="float">
            <text:p>0.000542</text:p>
          </table:table-cell>
          <table:table-cell table:style-name="ce3" office:value-type="float" office:value="0.000527" calcext:value-type="float">
            <text:p>0.000527</text:p>
          </table:table-cell>
          <table:table-cell table:style-name="ce3" office:value-type="float" office:value="0.000587" calcext:value-type="float">
            <text:p>0.000587</text:p>
          </table:table-cell>
          <table:table-cell table:style-name="ce3" office:value-type="float" office:value="0.003748" calcext:value-type="float">
            <text:p>0.003748</text:p>
          </table:table-cell>
          <table:table-cell table:style-name="ce3" office:value-type="float" office:value="0.003409" calcext:value-type="float">
            <text:p>0.003409</text:p>
          </table:table-cell>
          <table:table-cell table:style-name="ce3" office:value-type="float" office:value="0.003306" calcext:value-type="float">
            <text:p>0.00330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184" calcext:value-type="float">
            <text:p>0.000184</text:p>
          </table:table-cell>
          <table:table-cell table:style-name="Default" office:value-type="float" office:value="0.000181" calcext:value-type="float">
            <text:p>0.000181</text:p>
          </table:table-cell>
          <table:table-cell office:value-type="float" office:value="0.000252" calcext:value-type="float">
            <text:p>0.000252</text:p>
          </table:table-cell>
          <table:table-cell table:style-name="Default" office:value-type="float" office:value="0.000539" calcext:value-type="float">
            <text:p>0.000539</text:p>
          </table:table-cell>
          <table:table-cell table:style-name="Default" office:value-type="float" office:value="0.000327" calcext:value-type="float">
            <text:p>0.000327</text:p>
          </table:table-cell>
          <table:table-cell table:style-name="Default" office:value-type="float" office:value="0.000519" calcext:value-type="float">
            <text:p>0.000519</text:p>
          </table:table-cell>
          <table:table-cell table:style-name="Default" office:value-type="float" office:value="0.000473" calcext:value-type="float">
            <text:p>0.000473</text:p>
          </table:table-cell>
          <table:table-cell table:style-name="Default" office:value-type="float" office:value="0.000469" calcext:value-type="float">
            <text:p>0.000469</text:p>
          </table:table-cell>
          <table:table-cell table:style-name="Default" office:value-type="float" office:value="0.000486" calcext:value-type="float">
            <text:p>0.000486</text:p>
          </table:table-cell>
          <table:table-cell table:style-name="ce3" office:value-type="float" office:value="0.000806" calcext:value-type="float">
            <text:p>0.000806</text:p>
          </table:table-cell>
          <table:table-cell table:style-name="ce3" office:value-type="float" office:value="0.000841" calcext:value-type="float">
            <text:p>0.000841</text:p>
          </table:table-cell>
          <table:table-cell table:style-name="ce3" office:value-type="float" office:value="0.000791" calcext:value-type="float">
            <text:p>0.000791</text:p>
          </table:table-cell>
          <table:table-cell table:style-name="ce3" office:value-type="float" office:value="0.003991" calcext:value-type="float">
            <text:p>0.003991</text:p>
          </table:table-cell>
          <table:table-cell table:style-name="ce3" office:value-type="float" office:value="0.00377" calcext:value-type="float">
            <text:p>0.00377</text:p>
          </table:table-cell>
          <table:table-cell table:style-name="ce3" office:value-type="float" office:value="0.003753" calcext:value-type="float">
            <text:p>0.00375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00241" calcext:value-type="float">
            <text:p>0.000241</text:p>
          </table:table-cell>
          <table:table-cell table:style-name="Default" office:value-type="float" office:value="0.000341" calcext:value-type="float">
            <text:p>0.000341</text:p>
          </table:table-cell>
          <table:table-cell office:value-type="float" office:value="0.00052" calcext:value-type="float">
            <text:p>0.00052</text:p>
          </table:table-cell>
          <table:table-cell table:style-name="Default" office:value-type="float" office:value="0.000241" calcext:value-type="float">
            <text:p>0.000241</text:p>
          </table:table-cell>
          <table:table-cell table:style-name="Default" office:value-type="float" office:value="0.000345" calcext:value-type="float">
            <text:p>0.000345</text:p>
          </table:table-cell>
          <table:table-cell table:style-name="Default" office:value-type="float" office:value="0.000557" calcext:value-type="float">
            <text:p>0.000557</text:p>
          </table:table-cell>
          <table:table-cell table:style-name="Default" office:value-type="float" office:value="0.000602" calcext:value-type="float">
            <text:p>0.000602</text:p>
          </table:table-cell>
          <table:table-cell table:style-name="Default" office:value-type="float" office:value="0.000582" calcext:value-type="float">
            <text:p>0.000582</text:p>
          </table:table-cell>
          <table:table-cell table:style-name="Default" office:value-type="float" office:value="0.000781" calcext:value-type="float">
            <text:p>0.000781</text:p>
          </table:table-cell>
          <table:table-cell table:style-name="ce3" office:value-type="float" office:value="0.001287" calcext:value-type="float">
            <text:p>0.001287</text:p>
          </table:table-cell>
          <table:table-cell table:style-name="ce3" office:value-type="float" office:value="0.001265" calcext:value-type="float">
            <text:p>0.001265</text:p>
          </table:table-cell>
          <table:table-cell table:style-name="ce3" office:value-type="float" office:value="0.001222" calcext:value-type="float">
            <text:p>0.001222</text:p>
          </table:table-cell>
          <table:table-cell table:style-name="ce3" office:value-type="float" office:value="0.004594" calcext:value-type="float">
            <text:p>0.004594</text:p>
          </table:table-cell>
          <table:table-cell table:style-name="ce3" office:value-type="float" office:value="0.004759" calcext:value-type="float">
            <text:p>0.004759</text:p>
          </table:table-cell>
          <table:table-cell table:style-name="ce3" office:value-type="float" office:value="0.004728" calcext:value-type="float">
            <text:p>0.00472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.000715" calcext:value-type="float">
            <text:p>0.000715</text:p>
          </table:table-cell>
          <table:table-cell table:style-name="Default" office:value-type="float" office:value="0.000358" calcext:value-type="float">
            <text:p>0.000358</text:p>
          </table:table-cell>
          <table:table-cell office:value-type="float" office:value="0.00091" calcext:value-type="float">
            <text:p>0.00091</text:p>
          </table:table-cell>
          <table:table-cell table:style-name="Default" office:value-type="float" office:value="0.000649" calcext:value-type="float">
            <text:p>0.000649</text:p>
          </table:table-cell>
          <table:table-cell table:style-name="Default" office:value-type="float" office:value="0.000369" calcext:value-type="float">
            <text:p>0.000369</text:p>
          </table:table-cell>
          <table:table-cell table:style-name="Default" office:value-type="float" office:value="0.002257" calcext:value-type="float">
            <text:p>0.002257</text:p>
          </table:table-cell>
          <table:table-cell table:style-name="Default" office:value-type="float" office:value="0.001616" calcext:value-type="float">
            <text:p>0.001616</text:p>
          </table:table-cell>
          <table:table-cell table:style-name="Default" office:value-type="float" office:value="0.001128" calcext:value-type="float">
            <text:p>0.001128</text:p>
          </table:table-cell>
          <table:table-cell table:style-name="Default" office:value-type="float" office:value="0.000999" calcext:value-type="float">
            <text:p>0.000999</text:p>
          </table:table-cell>
          <table:table-cell table:style-name="ce3" office:value-type="float" office:value="0.001961" calcext:value-type="float">
            <text:p>0.001961</text:p>
          </table:table-cell>
          <table:table-cell table:style-name="ce3" office:value-type="float" office:value="0.002076" calcext:value-type="float">
            <text:p>0.002076</text:p>
          </table:table-cell>
          <table:table-cell table:style-name="ce3" office:value-type="float" office:value="0.003914" calcext:value-type="float">
            <text:p>0.003914</text:p>
          </table:table-cell>
          <table:table-cell table:style-name="ce3" office:value-type="float" office:value="0.005726" calcext:value-type="float">
            <text:p>0.005726</text:p>
          </table:table-cell>
          <table:table-cell table:style-name="ce3" office:value-type="float" office:value="0.005626" calcext:value-type="float">
            <text:p>0.005626</text:p>
          </table:table-cell>
          <table:table-cell table:style-name="ce3" office:value-type="float" office:value="0.006247" calcext:value-type="float">
            <text:p>0.006247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 table:number-columns-repeated="6"/>
          <table:table-cell table:style-name="ce3" table:number-columns-repeated="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Linear Search</text:p>
          </table:table-cell>
          <table:table-cell table:style-name="Default"/>
          <table:table-cell/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style-name="ce1" office:value-type="float" office:value="1000" calcext:value-type="float">
            <text:p>1000</text:p>
          </table:table-cell>
          <table:table-cell table:style-name="Default" table:number-columns-repeated="2"/>
          <table:table-cell table:style-name="ce1" office:value-type="float" office:value="10000" calcext:value-type="float">
            <text:p>10000</text:p>
          </table:table-cell>
          <table:table-cell table:style-name="Default"/>
          <table:table-cell/>
          <table:table-cell office:value-type="float" office:value="100000" calcext:value-type="float">
            <text:p>1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table:style-name="ce4" office:value-type="float" office:value="0.000016" calcext:value-type="float">
            <text:p>1.6E-05</text:p>
          </table:table-cell>
          <table:table-cell table:style-name="ce4" office:value-type="float" office:value="0.000018" calcext:value-type="float">
            <text:p>1.8E-05</text:p>
          </table:table-cell>
          <table:table-cell table:number-columns-repeated="3" table:style-name="ce4" office:value-type="float" office:value="0.000021" calcext:value-type="float">
            <text:p>2.1E-05</text:p>
          </table:table-cell>
          <table:table-cell table:style-name="ce4" office:value-type="float" office:value="0.000086" calcext:value-type="float">
            <text:p>8.6E-05</text:p>
          </table:table-cell>
          <table:table-cell table:style-name="ce4" office:value-type="float" office:value="0.000075" calcext:value-type="float">
            <text:p>7.5E-05</text:p>
          </table:table-cell>
          <table:table-cell table:style-name="ce4" office:value-type="float" office:value="0.000071" calcext:value-type="float">
            <text:p>7.1E-05</text:p>
          </table:table-cell>
          <table:table-cell table:style-name="ce4" office:value-type="float" office:value="0.00034" calcext:value-type="float">
            <text:p>0.00034</text:p>
          </table:table-cell>
          <table:table-cell table:style-name="ce4" office:value-type="float" office:value="0.00037" calcext:value-type="float">
            <text:p>0.00037</text:p>
          </table:table-cell>
          <table:table-cell table:style-name="ce4" office:value-type="float" office:value="0.000389" calcext:value-type="float">
            <text:p>0.000389</text:p>
          </table:table-cell>
          <table:table-cell table:style-name="ce8" office:value-type="float" office:value="0.002407" calcext:value-type="float">
            <text:p>0.002407</text:p>
          </table:table-cell>
          <table:table-cell table:style-name="ce8" office:value-type="float" office:value="0.002419" calcext:value-type="float">
            <text:p>0.002419</text:p>
          </table:table-cell>
          <table:table-cell table:style-name="ce5" office:value-type="float" office:value="0.003712" calcext:value-type="float">
            <text:p>0.00371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" office:value-type="float" office:value="0.000163" calcext:value-type="float">
            <text:p>0.000163</text:p>
          </table:table-cell>
          <table:table-cell table:style-name="ce3" office:value-type="float" office:value="0.000111" calcext:value-type="float">
            <text:p>0.000111</text:p>
          </table:table-cell>
          <table:table-cell table:style-name="ce3" office:value-type="float" office:value="0.000088" calcext:value-type="float">
            <text:p>8.8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109" calcext:value-type="float">
            <text:p>0.000109</text:p>
          </table:table-cell>
          <table:table-cell table:style-name="ce7" office:value-type="float" office:value="0.00011" calcext:value-type="float">
            <text:p>0.00011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194" calcext:value-type="float">
            <text:p>0.000194</text:p>
          </table:table-cell>
          <table:table-cell office:value-type="float" office:value="0.000203" calcext:value-type="float">
            <text:p>0.000203</text:p>
          </table:table-cell>
          <table:table-cell table:style-name="ce3" office:value-type="float" office:value="0.000635" calcext:value-type="float">
            <text:p>0.000635</text:p>
          </table:table-cell>
          <table:table-cell table:style-name="ce3" office:value-type="float" office:value="0.000643" calcext:value-type="float">
            <text:p>0.000643</text:p>
          </table:table-cell>
          <table:table-cell table:style-name="ce3" office:value-type="float" office:value="0.000493" calcext:value-type="float">
            <text:p>0.000493</text:p>
          </table:table-cell>
          <table:table-cell table:style-name="ce3" office:value-type="float" office:value="0.003472" calcext:value-type="float">
            <text:p>0.003472</text:p>
          </table:table-cell>
          <table:table-cell table:style-name="ce3" office:value-type="float" office:value="0.003485" calcext:value-type="float">
            <text:p>0.003485</text:p>
          </table:table-cell>
          <table:table-cell table:style-name="ce4" office:value-type="float" office:value="0.003343" calcext:value-type="float">
            <text:p>0.00334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00162" calcext:value-type="float">
            <text:p>0.000162</text:p>
          </table:table-cell>
          <table:table-cell table:style-name="ce3" office:value-type="float" office:value="0.000181" calcext:value-type="float">
            <text:p>0.000181</text:p>
          </table:table-cell>
          <table:table-cell table:style-name="ce3" office:value-type="float" office:value="0.000308" calcext:value-type="float">
            <text:p>0.000308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188" calcext:value-type="float">
            <text:p>0.000188</text:p>
          </table:table-cell>
          <table:table-cell office:value-type="float" office:value="0.000489" calcext:value-type="float">
            <text:p>0.000489</text:p>
          </table:table-cell>
          <table:table-cell office:value-type="float" office:value="0.000304" calcext:value-type="float">
            <text:p>0.000304</text:p>
          </table:table-cell>
          <table:table-cell office:value-type="float" office:value="0.00029" calcext:value-type="float">
            <text:p>0.00029</text:p>
          </table:table-cell>
          <table:table-cell table:style-name="ce3" office:value-type="float" office:value="0.000672" calcext:value-type="float">
            <text:p>0.000672</text:p>
          </table:table-cell>
          <table:table-cell table:style-name="ce3" office:value-type="float" office:value="0.000651" calcext:value-type="float">
            <text:p>0.000651</text:p>
          </table:table-cell>
          <table:table-cell table:style-name="ce3" office:value-type="float" office:value="0.000703" calcext:value-type="float">
            <text:p>0.000703</text:p>
          </table:table-cell>
          <table:table-cell table:style-name="ce3" office:value-type="float" office:value="0.003986" calcext:value-type="float">
            <text:p>0.003986</text:p>
          </table:table-cell>
          <table:table-cell table:style-name="ce3" office:value-type="float" office:value="0.004062" calcext:value-type="float">
            <text:p>0.004062</text:p>
          </table:table-cell>
          <table:table-cell table:style-name="ce3" office:value-type="float" office:value="0.004369" calcext:value-type="float">
            <text:p>0.00436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00292" calcext:value-type="float">
            <text:p>0.000292</text:p>
          </table:table-cell>
          <table:table-cell table:style-name="ce3" office:value-type="float" office:value="0.000266" calcext:value-type="float">
            <text:p>0.000266</text:p>
          </table:table-cell>
          <table:table-cell table:style-name="ce3" office:value-type="float" office:value="0.000284" calcext:value-type="float">
            <text:p>0.000284</text:p>
          </table:table-cell>
          <table:table-cell office:value-type="float" office:value="0.000295" calcext:value-type="float">
            <text:p>0.000295</text:p>
          </table:table-cell>
          <table:table-cell office:value-type="float" office:value="0.000343" calcext:value-type="float">
            <text:p>0.000343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0495" calcext:value-type="float">
            <text:p>0.000495</text:p>
          </table:table-cell>
          <table:table-cell office:value-type="float" office:value="0.000514" calcext:value-type="float">
            <text:p>0.000514</text:p>
          </table:table-cell>
          <table:table-cell table:style-name="ce3" office:value-type="float" office:value="0.000863" calcext:value-type="float">
            <text:p>0.000863</text:p>
          </table:table-cell>
          <table:table-cell table:style-name="ce3" office:value-type="float" office:value="0.000884" calcext:value-type="float">
            <text:p>0.000884</text:p>
          </table:table-cell>
          <table:table-cell table:style-name="ce3" office:value-type="float" office:value="0.000881" calcext:value-type="float">
            <text:p>0.000881</text:p>
          </table:table-cell>
          <table:table-cell table:style-name="ce3" office:value-type="float" office:value="0.004616" calcext:value-type="float">
            <text:p>0.004616</text:p>
          </table:table-cell>
          <table:table-cell table:style-name="ce3" office:value-type="float" office:value="0.004441" calcext:value-type="float">
            <text:p>0.004441</text:p>
          </table:table-cell>
          <table:table-cell table:style-name="ce3" office:value-type="float" office:value="0.004144" calcext:value-type="float">
            <text:p>0.00414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" office:value-type="float" office:value="0.000308" calcext:value-type="float">
            <text:p>0.000308</text:p>
          </table:table-cell>
          <table:table-cell table:style-name="ce5" office:value-type="float" office:value="0.000456" calcext:value-type="float">
            <text:p>0.000456</text:p>
          </table:table-cell>
          <table:table-cell table:style-name="ce5" office:value-type="float" office:value="0.000343" calcext:value-type="float">
            <text:p>0.000343</text:p>
          </table:table-cell>
          <table:table-cell table:style-name="ce5" office:value-type="float" office:value="0.000332" calcext:value-type="float">
            <text:p>0.000332</text:p>
          </table:table-cell>
          <table:table-cell table:style-name="ce5" office:value-type="float" office:value="0.000376" calcext:value-type="float">
            <text:p>0.000376</text:p>
          </table:table-cell>
          <table:table-cell table:style-name="ce5" office:value-type="float" office:value="0.000333" calcext:value-type="float">
            <text:p>0.000333</text:p>
          </table:table-cell>
          <table:table-cell table:style-name="ce5" office:value-type="float" office:value="0.000646" calcext:value-type="float">
            <text:p>0.000646</text:p>
          </table:table-cell>
          <table:table-cell table:style-name="ce5" office:value-type="float" office:value="0.000657" calcext:value-type="float">
            <text:p>0.000657</text:p>
          </table:table-cell>
          <table:table-cell table:style-name="ce5" office:value-type="float" office:value="0.000635" calcext:value-type="float">
            <text:p>0.000635</text:p>
          </table:table-cell>
          <table:table-cell table:style-name="ce5" office:value-type="float" office:value="0.00135" calcext:value-type="float">
            <text:p>0.00135</text:p>
          </table:table-cell>
          <table:table-cell table:style-name="ce5" office:value-type="float" office:value="0.001321" calcext:value-type="float">
            <text:p>0.001321</text:p>
          </table:table-cell>
          <table:table-cell table:style-name="ce5" office:value-type="float" office:value="0.001322" calcext:value-type="float">
            <text:p>0.001322</text:p>
          </table:table-cell>
          <table:table-cell table:style-name="ce5" office:value-type="float" office:value="0.005175" calcext:value-type="float">
            <text:p>0.005175</text:p>
          </table:table-cell>
          <table:table-cell table:style-name="ce5" office:value-type="float" office:value="0.004884" calcext:value-type="float">
            <text:p>0.004884</text:p>
          </table:table-cell>
          <table:table-cell table:style-name="ce5" office:value-type="float" office:value="0.00491" calcext:value-type="float">
            <text:p>0.0049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5" office:value-type="float" office:value="0.000445" calcext:value-type="float">
            <text:p>0.000445</text:p>
          </table:table-cell>
          <table:table-cell table:style-name="ce5" office:value-type="float" office:value="0.000573" calcext:value-type="float">
            <text:p>0.000573</text:p>
          </table:table-cell>
          <table:table-cell table:style-name="ce5" office:value-type="float" office:value="0.00045" calcext:value-type="float">
            <text:p>0.00045</text:p>
          </table:table-cell>
          <table:table-cell table:style-name="ce5" office:value-type="float" office:value="0.000453" calcext:value-type="float">
            <text:p>0.000453</text:p>
          </table:table-cell>
          <table:table-cell table:style-name="ce5" office:value-type="float" office:value="0.000408" calcext:value-type="float">
            <text:p>0.000408</text:p>
          </table:table-cell>
          <table:table-cell table:style-name="ce5" office:value-type="float" office:value="0.000405" calcext:value-type="float">
            <text:p>0.000405</text:p>
          </table:table-cell>
          <table:table-cell table:style-name="ce5" office:value-type="float" office:value="0.001573" calcext:value-type="float">
            <text:p>0.001573</text:p>
          </table:table-cell>
          <table:table-cell table:style-name="ce5" office:value-type="float" office:value="0.001036" calcext:value-type="float">
            <text:p>0.001036</text:p>
          </table:table-cell>
          <table:table-cell table:style-name="ce5" office:value-type="float" office:value="0.00103" calcext:value-type="float">
            <text:p>0.00103</text:p>
          </table:table-cell>
          <table:table-cell table:style-name="ce5" office:value-type="float" office:value="0.002358" calcext:value-type="float">
            <text:p>0.002358</text:p>
          </table:table-cell>
          <table:table-cell table:style-name="ce5" office:value-type="float" office:value="0.00204" calcext:value-type="float">
            <text:p>0.00204</text:p>
          </table:table-cell>
          <table:table-cell table:style-name="ce5" office:value-type="float" office:value="0.002158" calcext:value-type="float">
            <text:p>0.002158</text:p>
          </table:table-cell>
          <table:table-cell table:style-name="ce5" office:value-type="float" office:value="0.006384" calcext:value-type="float">
            <text:p>0.006384</text:p>
          </table:table-cell>
          <table:table-cell table:style-name="ce5" office:value-type="float" office:value="0.0061" calcext:value-type="float">
            <text:p>0.0061</text:p>
          </table:table-cell>
          <table:table-cell table:style-name="ce5" office:value-type="float" office:value="0.00624" calcext:value-type="float">
            <text:p>0.00624</text:p>
          </table:table-cell>
        </table:table-row>
        <table:table-row table:style-name="ro1">
          <table:table-cell table:number-columns-repeated="2"/>
          <table:table-cell table:style-name="ce6" table:number-columns-repeated="15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Bubble Sort</text:p>
          </table:table-cell>
          <table:table-cell table:style-name="Default"/>
          <table:table-cell/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style-name="ce1" office:value-type="float" office:value="1000" calcext:value-type="float">
            <text:p>1000</text:p>
          </table:table-cell>
          <table:table-cell table:style-name="Default" table:number-columns-repeated="2"/>
          <table:table-cell table:style-name="ce1" office:value-type="float" office:value="10000" calcext:value-type="float">
            <text:p>10000</text:p>
          </table:table-cell>
          <table:table-cell table:style-name="Default"/>
          <table:table-cell/>
          <table:table-cell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000186" calcext:value-type="float">
            <text:p>0.000186</text:p>
          </table:table-cell>
          <table:table-cell table:style-name="ce3" office:value-type="float" office:value="0.000194" calcext:value-type="float">
            <text:p>0.000194</text:p>
          </table:table-cell>
          <table:table-cell table:style-name="ce4" office:value-type="float" office:value="0.000181" calcext:value-type="float">
            <text:p>0.000181</text:p>
          </table:table-cell>
          <table:table-cell office:value-type="float" office:value="0.007685" calcext:value-type="float">
            <text:p>0.007685</text:p>
          </table:table-cell>
          <table:table-cell office:value-type="float" office:value="0.00776" calcext:value-type="float">
            <text:p>0.00776</text:p>
          </table:table-cell>
          <table:table-cell office:value-type="float" office:value="0.007784" calcext:value-type="float">
            <text:p>0.007784</text:p>
          </table:table-cell>
          <table:table-cell office:value-type="float" office:value="0.758337" calcext:value-type="float">
            <text:p>0.758337</text:p>
          </table:table-cell>
          <table:table-cell office:value-type="float" office:value="0.757382" calcext:value-type="float">
            <text:p>0.757382</text:p>
          </table:table-cell>
          <table:table-cell office:value-type="float" office:value="0.755567" calcext:value-type="float">
            <text:p>0.755567</text:p>
          </table:table-cell>
          <table:table-cell table:style-name="ce5" office:value-type="float" office:value="75.827182" calcext:value-type="float">
            <text:p>75.827182</text:p>
          </table:table-cell>
          <table:table-cell table:style-name="ce5" office:value-type="float" office:value="75.824247" calcext:value-type="float">
            <text:p>75.824247</text:p>
          </table:table-cell>
          <table:table-cell table:style-name="ce5" office:value-type="float" office:value="75.948882" calcext:value-type="float">
            <text:p>75.948882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4" office:value-type="float" office:value="0.000186" calcext:value-type="float">
            <text:p>0.000186</text:p>
          </table:table-cell>
          <table:table-cell table:style-name="ce4" office:value-type="float" office:value="0.00019" calcext:value-type="float">
            <text:p>0.00019</text:p>
          </table:table-cell>
          <table:table-cell table:style-name="ce3" office:value-type="float" office:value="0.000188" calcext:value-type="float">
            <text:p>0.000188</text:p>
          </table:table-cell>
          <table:table-cell office:value-type="float" office:value="0.004722" calcext:value-type="float">
            <text:p>0.004722</text:p>
          </table:table-cell>
          <table:table-cell office:value-type="float" office:value="0.00458" calcext:value-type="float">
            <text:p>0.00458</text:p>
          </table:table-cell>
          <table:table-cell office:value-type="float" office:value="0.004737" calcext:value-type="float">
            <text:p>0.004737</text:p>
          </table:table-cell>
          <table:table-cell office:value-type="float" office:value="0.434278" calcext:value-type="float">
            <text:p>0.434278</text:p>
          </table:table-cell>
          <table:table-cell office:value-type="float" office:value="0.437111" calcext:value-type="float">
            <text:p>0.437111</text:p>
          </table:table-cell>
          <table:table-cell office:value-type="float" office:value="0.434377" calcext:value-type="float">
            <text:p>0.434377</text:p>
          </table:table-cell>
          <table:table-cell table:style-name="ce5" office:value-type="float" office:value="43.909086" calcext:value-type="float">
            <text:p>43.909086</text:p>
          </table:table-cell>
          <table:table-cell table:style-name="ce5" office:value-type="float" office:value="43.888137" calcext:value-type="float">
            <text:p>43.888137</text:p>
          </table:table-cell>
          <table:table-cell table:style-name="ce5" office:value-type="float" office:value="43.924511" calcext:value-type="float">
            <text:p>43.924511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 office:value-type="float" office:value="0.00033" calcext:value-type="float">
            <text:p>0.00033</text:p>
          </table:table-cell>
          <table:table-cell table:style-name="ce3" office:value-type="float" office:value="0.000245" calcext:value-type="float">
            <text:p>0.000245</text:p>
          </table:table-cell>
          <table:table-cell table:style-name="ce3" office:value-type="float" office:value="0.000268" calcext:value-type="float">
            <text:p>0.000268</text:p>
          </table:table-cell>
          <table:table-cell office:value-type="float" office:value="0.002222" calcext:value-type="float">
            <text:p>0.002222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01917" calcext:value-type="float">
            <text:p>0.001917</text:p>
          </table:table-cell>
          <table:table-cell office:value-type="float" office:value="0.164007" calcext:value-type="float">
            <text:p>0.164007</text:p>
          </table:table-cell>
          <table:table-cell office:value-type="float" office:value="0.16395" calcext:value-type="float">
            <text:p>0.16395</text:p>
          </table:table-cell>
          <table:table-cell office:value-type="float" office:value="0.163385" calcext:value-type="float">
            <text:p>0.163385</text:p>
          </table:table-cell>
          <table:table-cell table:style-name="ce5" office:value-type="float" office:value="16.313496" calcext:value-type="float">
            <text:p>16.313496</text:p>
          </table:table-cell>
          <table:table-cell table:style-name="ce5" office:value-type="float" office:value="16.324082" calcext:value-type="float">
            <text:p>16.324082</text:p>
          </table:table-cell>
          <table:table-cell table:style-name="ce5" office:value-type="float" office:value="16.315326" calcext:value-type="float">
            <text:p>16.315326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" office:value-type="float" office:value="0.000387" calcext:value-type="float">
            <text:p>0.000387</text:p>
          </table:table-cell>
          <table:table-cell table:style-name="ce3" office:value-type="float" office:value="0.000332" calcext:value-type="float">
            <text:p>0.000332</text:p>
          </table:table-cell>
          <table:table-cell table:style-name="ce3" office:value-type="float" office:value="0.000296" calcext:value-type="float">
            <text:p>0.000296</text:p>
          </table:table-cell>
          <table:table-cell office:value-type="float" office:value="0.001253" calcext:value-type="float">
            <text:p>0.001253</text:p>
          </table:table-cell>
          <table:table-cell office:value-type="float" office:value="0.001322" calcext:value-type="float">
            <text:p>0.001322</text:p>
          </table:table-cell>
          <table:table-cell office:value-type="float" office:value="0.001468" calcext:value-type="float">
            <text:p>0.001468</text:p>
          </table:table-cell>
          <table:table-cell office:value-type="float" office:value="0.075448" calcext:value-type="float">
            <text:p>0.075448</text:p>
          </table:table-cell>
          <table:table-cell office:value-type="float" office:value="0.075125" calcext:value-type="float">
            <text:p>0.075125</text:p>
          </table:table-cell>
          <table:table-cell office:value-type="float" office:value="0.075389" calcext:value-type="float">
            <text:p>0.075389</text:p>
          </table:table-cell>
          <table:table-cell table:style-name="ce5" office:value-type="float" office:value="7.486624" calcext:value-type="float">
            <text:p>7.486624</text:p>
          </table:table-cell>
          <table:table-cell table:style-name="ce5" office:value-type="float" office:value="7.492189" calcext:value-type="float">
            <text:p>7.492189</text:p>
          </table:table-cell>
          <table:table-cell table:style-name="ce5" office:value-type="float" office:value="7.466895" calcext:value-type="float">
            <text:p>7.466895</text:p>
          </table:table-cell>
          <table:table-cell table:style-name="ce1"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3" office:value-type="float" office:value="0.00039" calcext:value-type="float">
            <text:p>0.00039</text:p>
          </table:table-cell>
          <table:table-cell table:style-name="ce3" office:value-type="float" office:value="0.000345" calcext:value-type="float">
            <text:p>0.000345</text:p>
          </table:table-cell>
          <table:table-cell table:style-name="ce3" office:value-type="float" office:value="0.000366" calcext:value-type="float">
            <text:p>0.000366</text:p>
          </table:table-cell>
          <table:table-cell table:style-name="ce4" office:value-type="float" office:value="0.001146" calcext:value-type="float">
            <text:p>0.001146</text:p>
          </table:table-cell>
          <table:table-cell table:style-name="ce4" office:value-type="float" office:value="0.000889" calcext:value-type="float">
            <text:p>0.000889</text:p>
          </table:table-cell>
          <table:table-cell table:style-name="ce4" office:value-type="float" office:value="0.001134" calcext:value-type="float">
            <text:p>0.001134</text:p>
          </table:table-cell>
          <table:table-cell office:value-type="float" office:value="0.040231" calcext:value-type="float">
            <text:p>0.040231</text:p>
          </table:table-cell>
          <table:table-cell office:value-type="float" office:value="0.040564" calcext:value-type="float">
            <text:p>0.040564</text:p>
          </table:table-cell>
          <table:table-cell table:style-name="ce4" office:value-type="float" office:value="0.040315" calcext:value-type="float">
            <text:p>0.040315</text:p>
          </table:table-cell>
          <table:table-cell table:style-name="ce5" office:value-type="float" office:value="3.774168" calcext:value-type="float">
            <text:p>3.774168</text:p>
          </table:table-cell>
          <table:table-cell table:style-name="ce5" office:value-type="float" office:value="3.69464" calcext:value-type="float">
            <text:p>3.69464</text:p>
          </table:table-cell>
          <table:table-cell table:style-name="ce5" office:value-type="float" office:value="3.617701" calcext:value-type="float">
            <text:p>3.6177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6" office:value-type="float" office:value="0.000707" calcext:value-type="float">
            <text:p>0.000707</text:p>
          </table:table-cell>
          <table:table-cell table:style-name="ce6" office:value-type="float" office:value="0.001083" calcext:value-type="float">
            <text:p>0.001083</text:p>
          </table:table-cell>
          <table:table-cell table:style-name="ce6" office:value-type="float" office:value="0.001038" calcext:value-type="float">
            <text:p>0.001038</text:p>
          </table:table-cell>
          <table:table-cell table:style-name="ce6" office:value-type="float" office:value="0.002092" calcext:value-type="float">
            <text:p>0.002092</text:p>
          </table:table-cell>
          <table:table-cell table:style-name="ce6" office:value-type="float" office:value="0.001603" calcext:value-type="float">
            <text:p>0.001603</text:p>
          </table:table-cell>
          <table:table-cell table:style-name="ce6" office:value-type="float" office:value="0.001426" calcext:value-type="float">
            <text:p>0.001426</text:p>
          </table:table-cell>
          <table:table-cell table:style-name="ce4" office:value-type="float" office:value="0.023371" calcext:value-type="float">
            <text:p>0.023371</text:p>
          </table:table-cell>
          <table:table-cell table:style-name="ce4" office:value-type="float" office:value="0.024003" calcext:value-type="float">
            <text:p>0.024003</text:p>
          </table:table-cell>
          <table:table-cell office:value-type="float" office:value="0.043352" calcext:value-type="float">
            <text:p>0.043352</text:p>
          </table:table-cell>
          <table:table-cell table:style-name="ce8" office:value-type="float" office:value="1.902854" calcext:value-type="float">
            <text:p>1.902854</text:p>
          </table:table-cell>
          <table:table-cell table:style-name="ce8" office:value-type="float" office:value="1.972658" calcext:value-type="float">
            <text:p>1.972658</text:p>
          </table:table-cell>
          <table:table-cell table:style-name="ce8" office:value-type="float" office:value="1.922387" calcext:value-type="float">
            <text:p>1.922387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number-columns-repeated="9"/>
          <table:table-cell table:style-name="ce5" table:number-columns-repeated="3"/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office:value-type="string" calcext:value-type="string">
            <text:p>Matrix Multiply</text:p>
          </table:table-cell>
          <table:table-cell table:style-name="Default"/>
          <table:table-cell/>
          <table:table-cell office:value-type="string" calcext:value-type="string">
            <text:p>10x10</text:p>
          </table:table-cell>
          <table:table-cell/>
          <table:table-cell table:style-name="Default"/>
          <table:table-cell table:style-name="ce1" office:value-type="string" calcext:value-type="string">
            <text:p>100x100</text:p>
          </table:table-cell>
          <table:table-cell table:style-name="Default" table:number-columns-repeated="2"/>
          <table:table-cell table:style-name="ce1" office:value-type="string" calcext:value-type="string">
            <text:p>1000x1000</text:p>
          </table:table-cell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# Cores</text:p>
          </table:table-cell>
          <table:table-cell table:style-name="ce1" office:value-type="string" calcext:value-type="string">
            <text:p>Test1</text:p>
          </table:table-cell>
          <table:table-cell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style-name="ce1" office:value-type="string" calcext:value-type="string">
            <text:p>Test1</text:p>
          </table:table-cell>
          <table:table-cell table:style-name="ce1" office:value-type="string" calcext:value-type="string">
            <text:p>Test2</text:p>
          </table:table-cell>
          <table:table-cell table:style-name="ce1" office:value-type="string" calcext:value-type="string">
            <text:p>Test3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0.000076" calcext:value-type="float">
            <text:p>7.6E-05</text:p>
          </table:table-cell>
          <table:table-cell table:style-name="ce4" office:value-type="float" office:value="0.000074" calcext:value-type="float">
            <text:p>7.4E-05</text:p>
          </table:table-cell>
          <table:table-cell table:style-name="ce4" office:value-type="float" office:value="0.000076" calcext:value-type="float">
            <text:p>7.6E-05</text:p>
          </table:table-cell>
          <table:table-cell office:value-type="float" office:value="0.009725" calcext:value-type="float">
            <text:p>0.009725</text:p>
          </table:table-cell>
          <table:table-cell office:value-type="float" office:value="0.009727" calcext:value-type="float">
            <text:p>0.009727</text:p>
          </table:table-cell>
          <table:table-cell office:value-type="float" office:value="0.009771" calcext:value-type="float">
            <text:p>0.009771</text:p>
          </table:table-cell>
          <table:table-cell office:value-type="float" office:value="11.063923" calcext:value-type="float">
            <text:p>11.063923</text:p>
          </table:table-cell>
          <table:table-cell office:value-type="float" office:value="11.062242" calcext:value-type="float">
            <text:p>11.062242</text:p>
          </table:table-cell>
          <table:table-cell office:value-type="float" office:value="11.062162" calcext:value-type="float">
            <text:p>11.06216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00153" calcext:value-type="float">
            <text:p>0.000153</text:p>
          </table:table-cell>
          <table:table-cell table:style-name="Default" office:value-type="float" office:value="0.000154" calcext:value-type="float">
            <text:p>0.000154</text:p>
          </table:table-cell>
          <table:table-cell office:value-type="float" office:value="0.000153" calcext:value-type="float">
            <text:p>0.000153</text:p>
          </table:table-cell>
          <table:table-cell office:value-type="float" office:value="0.005226" calcext:value-type="float">
            <text:p>0.005226</text:p>
          </table:table-cell>
          <table:table-cell office:value-type="float" office:value="0.005543" calcext:value-type="float">
            <text:p>0.005543</text:p>
          </table:table-cell>
          <table:table-cell office:value-type="float" office:value="0.005291" calcext:value-type="float">
            <text:p>0.005291</text:p>
          </table:table-cell>
          <table:table-cell office:value-type="float" office:value="5.610508" calcext:value-type="float">
            <text:p>5.610508</text:p>
          </table:table-cell>
          <table:table-cell office:value-type="float" office:value="5.602136" calcext:value-type="float">
            <text:p>5.602136</text:p>
          </table:table-cell>
          <table:table-cell office:value-type="float" office:value="5.599739" calcext:value-type="float">
            <text:p>5.59973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0398" calcext:value-type="float">
            <text:p>0.000398</text:p>
          </table:table-cell>
          <table:table-cell table:style-name="Default" office:value-type="float" office:value="0.000277" calcext:value-type="float">
            <text:p>0.000277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03064" calcext:value-type="float">
            <text:p>0.003064</text:p>
          </table:table-cell>
          <table:table-cell office:value-type="float" office:value="0.00301" calcext:value-type="float">
            <text:p>0.00301</text:p>
          </table:table-cell>
          <table:table-cell office:value-type="float" office:value="2.832637" calcext:value-type="float">
            <text:p>2.832637</text:p>
          </table:table-cell>
          <table:table-cell office:value-type="float" office:value="2.816883" calcext:value-type="float">
            <text:p>2.816883</text:p>
          </table:table-cell>
          <table:table-cell office:value-type="float" office:value="2.816319" calcext:value-type="float">
            <text:p>2.81631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float" office:value="0.002139" calcext:value-type="float">
            <text:p>0.002139</text:p>
          </table:table-cell>
          <table:table-cell office:value-type="float" office:value="0.002047" calcext:value-type="float">
            <text:p>0.002047</text:p>
          </table:table-cell>
          <table:table-cell office:value-type="float" office:value="0.002084" calcext:value-type="float">
            <text:p>0.002084</text:p>
          </table:table-cell>
          <table:table-cell office:value-type="float" office:value="1.417439" calcext:value-type="float">
            <text:p>1.417439</text:p>
          </table:table-cell>
          <table:table-cell office:value-type="float" office:value="1.69827" calcext:value-type="float">
            <text:p>1.69827</text:p>
          </table:table-cell>
          <table:table-cell office:value-type="float" office:value="1.697757" calcext:value-type="float">
            <text:p>1.697757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0.001669" calcext:value-type="float">
            <text:p>0.001669</text:p>
          </table:table-cell>
          <table:table-cell office:value-type="float" office:value="0.002027" calcext:value-type="float">
            <text:p>0.002027</text:p>
          </table:table-cell>
          <table:table-cell office:value-type="float" office:value="0.993337" calcext:value-type="float">
            <text:p>0.993337</text:p>
          </table:table-cell>
          <table:table-cell office:value-type="float" office:value="0.958145" calcext:value-type="float">
            <text:p>0.958145</text:p>
          </table:table-cell>
          <table:table-cell office:value-type="float" office:value="0.899111" calcext:value-type="float">
            <text:p>0.8991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x</text:p>
          </table:table-cell>
          <table:table-cell table:style-name="ce4" office:value-type="float" office:value="0.001712" calcext:value-type="float">
            <text:p>0.001712</text:p>
          </table:table-cell>
          <table:table-cell table:style-name="ce4" office:value-type="float" office:value="0.001661" calcext:value-type="float">
            <text:p>0.001661</text:p>
          </table:table-cell>
          <table:table-cell table:style-name="ce4" office:value-type="float" office:value="0.001655" calcext:value-type="float">
            <text:p>0.001655</text:p>
          </table:table-cell>
          <table:table-cell table:style-name="ce4" office:value-type="float" office:value="0.693939" calcext:value-type="float">
            <text:p>0.693939</text:p>
          </table:table-cell>
          <table:table-cell table:style-name="ce4" office:value-type="float" office:value="0.708253" calcext:value-type="float">
            <text:p>0.708253</text:p>
          </table:table-cell>
          <table:table-cell table:style-name="ce4" office:value-type="float" office:value="0.696181" calcext:value-type="float">
            <text:p>0.696181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" table:number-columns-repeated="3"/>
          <table:table-cell table:number-columns-repeated="3"/>
          <table:table-cell table:style-name="ce1" table:number-columns-repeated="3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20T20:08:45.588438659</meta:creation-date>
    <dc:date>2020-03-20T22:40:17.937289405</dc:date>
    <meta:editing-duration>PT22M56S</meta:editing-duration>
    <meta:editing-cycles>5</meta:editing-cycles>
    <meta:generator>LibreOffice/6.4.1.2$Linux_X86_64 LibreOffice_project/e1ad903d8acbc5f5b474f1d8ec3defef24b8c46b</meta:generator>
    <meta:document-statistic meta:table-count="1" meta:cell-count="406" meta:object-count="0"/>
  </office:meta>
</office:document-meta>
</file>